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3">
      <style:text-properties fo:font-weight="bold" style:font-weight-asian="bold" style:font-weight-complex="bold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2">
      <style:paragraph-properties fo:margin-left="0cm" fo:margin-right="0cm" fo:text-indent="0cm" style:auto-text-indent="false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Plan</text:p>
      <text:h text:style-name="Heading_20_1" text:outline-level="1">Plan:</text:h>
      <text:list text:style-name="L1">
        <text:list-item>
          <text:p text:style-name="P1">Design structs for program.</text:p>
        </text:list-item>
      </text:list>
      <text:list text:style-name="L2">
        <text:list-item>
          <text:list>
            <text:list-item>
              <text:p text:style-name="P2">Event struct</text:p>
              <text:list>
                <text:list-item>
                  <text:p text:style-name="P2">name – char array</text:p>
                </text:list-item>
                <text:list-item>
                  <text:p text:style-name="P2">date – char array (4+1+9+1+4 = 19)</text:p>
                </text:list-item>
                <text:list-item>
                  <text:p text:style-name="P2">start_time - time</text:p>
                </text:list-item>
              </text:list>
            </text:list-item>
            <text:list-item>
              <text:p text:style-name="P2">Node struct</text:p>
              <text:list>
                <text:list-item>
                  <text:p text:style-name="P2">type – int (#defined constant)</text:p>
                </text:list-item>
              </text:list>
            </text:list-item>
            <text:list-item>
              <text:p text:style-name="P2">Track struct</text:p>
              <text:list>
                <text:list-item>
                  <text:p text:style-name="P2">max_time - int</text:p>
                </text:list-item>
                <text:list-item>
                  <text:p text:style-name="P2">node_a – Node</text:p>
                </text:list-item>
                <text:list-item>
                  <text:p text:style-name="P2">node_b - Node</text:p>
                </text:list-item>
              </text:list>
            </text:list-item>
            <text:list-item>
              <text:p text:style-name="P2">Course struct</text:p>
              <text:list>
                <text:list-item>
                  <text:p text:style-name="P2">number_of_tracks – int</text:p>
                </text:list-item>
                <text:list-item>
                  <text:p text:style-name="P2">course_type - int</text:p>
                </text:list-item>
              </text:list>
            </text:list-item>
            <text:list-item>
              <text:p text:style-name="P2">Competitor struct</text:p>
              <text:list>
                <text:list-item>
                  <text:p text:style-name="P2">number – int</text:p>
                </text:list-item>
                <text:list-item>
                  <text:p text:style-name="P2">course – char (single capital letter)</text:p>
                </text:list-item>
                <text:list-item>
                  <text:p text:style-name="P2">name – array of char (size 50)</text:p>
                </text:list-item>
                <text:list-item>
                  <text:p text:style-name="P2">start_time – time</text:p>
                </text:list-item>
                <text:list-item>
                  <text:p text:style-name="P2">finish_time – time</text:p>
                </text:list-item>
                <text:list-item>
                  <text:p text:style-name="P2">medical_arrival_time – time</text:p>
                </text:list-item>
                <text:list-item>
                  <text:p text:style-name="P2">medical_departure_time - time</text:p>
                </text:list-item>
                <text:list-item>
                  <text:p text:style-name="P2">location – int (#defined constant?) or node?</text:p>
                </text:list-item>
                <text:list-item>
                  <text:p text:style-name="P2">status – int (#define constant)</text:p>
                </text:list-item>
              </text:list>
            </text:list-item>
            <text:list-item>
              <text:p text:style-name="P7">Time struct</text:p>
              <text:list>
                <text:list-item>
                  <text:p text:style-name="P7">hour – int</text:p>
                </text:list-item>
                <text:list-item>
                  <text:p text:style-name="P7">minute - int</text:p>
                </text:list-item>
              </text:list>
            </text:list-item>
          </text:list>
        </text:list-item>
      </text:list>
      <text:h text:style-name="Heading_20_1" text:outline-level="1"><text:soft-page-break/>Notes:</text:h>
      <text:list text:style-name="L3">
        <text:list-item>
          <text:p text:style-name="P4">Have to produce 2 <text:span text:style-name="T2">Separate</text:span><text:span text:style-name="T3"> programs, 1 for the main mission and 1 for the extended mission.</text:span></text:p>
        </text:list-item>
      </text:list>
      <text:list text:style-name="L4">
        <text:list-item>
          <text:p text:style-name="P5">Definitions:</text:p>
          <text:list>
            <text:list-item>
              <text:p text:style-name="P5">Course = A set of tracks/ a route;</text:p>
            </text:list-item>
            <text:list-item>
              <text:p text:style-name="P5">Track = A section of a course between two nodes.</text:p>
            </text:list-item>
          </text:list>
        </text:list-item>
      </text:list>
      <text:list text:style-name="L5">
        <text:list-item>
          <text:p text:style-name="P6">Use #Defined Constants</text:p>
          <text:list>
            <text:list-item>
              <text:p text:style-name="P6">NS = Not yet started = 0;</text:p>
            </text:list-item>
            <text:list-item>
              <text:p text:style-name="P6">TC = A Time Checkpoint = 1;</text:p>
            </text:list-item>
            <text:list-item>
              <text:p text:style-name="P6">TN = A Track Number = 2;</text:p>
            </text:list-item>
            <text:list-item>
              <text:p text:style-name="P6">MC = A Medical Checkpoint = 3;</text:p>
            </text:list-item>
            <text:list-item>
              <text:p text:style-name="P6">CC = Course Completed Correctly = 4;</text:p>
            </text:list-item>
            <text:list-item>
              <text:p text:style-name="P6">EI = Excluded From Course For Taking An Incorrect Route = 5;</text:p>
            </text:list-item>
            <text:list-item>
              <text:p text:style-name="P6">EM = Excluded From Course For Medical Safety Reasons = 6;</text:p>
            </text:list-item>
          </text:list>
        </text:list-item>
      </text:list>
      <text:p text:style-name="Text_20_body"/>
      <text:list text:continue-numbering="true" text:style-name="L5">
        <text:list-item>
          <text:p text:style-name="P6">Files: Retrieve files from path given in document 'further information'. User should enter in path to directory where files are stored and the name of the file ideally.</text:p>
        </text:list-item>
        <text:list-item>
          <text:p text:style-name="P6">Path: <text:s/>/dcs/dap/CS23710_data/</text:p>
          <text:list>
            <text:list-item>
              <text:p text:style-name="P6">First set of files: Describes the event and the course for an event.</text:p>
            </text:list-item>
            <text:list-item>
              <text:p text:style-name="P6">Second set of files: Defines the entrants, their allocated number and which course they intend to complete.</text:p>
              <text:list>
                <text:list-item>
                  <text:p text:style-name="P6">Three types of node represented by 2 characters each:</text:p>
                  <text:list>
                    <text:list-item>
                      <text:p text:style-name="P6">CP – for a normal checkpoint where single times are recorded;</text:p>
                    </text:list-item>
                    <text:list-item>
                      <text:p text:style-name="P6">MC – for a medical checkpoint where both an arrival and a departure time is recorded;</text:p>
                    </text:list-item>
                    <text:list-item>
                      <text:p text:style-name="P6">JN – for a junction between tracks where no time is recorded.</text:p>
                    </text:list-item>
                  </text:list>
                </text:list-item>
              </text:list>
            </text:list-item>
            <text:list-item>
              <text:p text:style-name="P6">Third set of files: Give the times that entrants reach the various checkpoints on the course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language-asian="en" style:country-asian="GB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fo:font-size="26pt" fo:letter-spacing="0.009cm" style:letter-kerning="true" style:font-size-asian="26pt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3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/>
        <style:text-properties fo:font-family="Wingdings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Chris Savill – chs17<text:tab/><text:tab/>CS23710: C and UNIX Programming</text:p>
      </style:header>
      <style:footer>
        <text:p text:style-name="Footer">Student ID: 110122180<text:tab/><text:tab/>Page <text:span text:style-name="MT1"><text:page-number style:num-format="1" text:select-page="current">2</text:page-number></text:span> of 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editing-cycles>19</meta:editing-cycles>
    <meta:creation-date>2012-11-12T13:17:42</meta:creation-date>
    <meta:editing-duration>PT2H35M21S</meta:editing-duration>
    <meta:generator>LibreOffice/3.6$Linux_x86 LibreOffice_project/360m1$Build-2</meta:generator>
    <meta:initial-creator>Chris Savill</meta:initial-creator>
    <dc:date>2012-11-13T14:17:46</dc:date>
    <dc:creator>Chris Savill</dc:creator>
    <meta:document-statistic meta:table-count="0" meta:image-count="0" meta:object-count="0" meta:page-count="2" meta:paragraph-count="53" meta:word-count="385" meta:character-count="1901" meta:non-whitespace-character-count="1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